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tyle="normal" officeooo:paragraph-rsid="000810b2" style:font-style-asian="normal" style:font-style-complex="normal"/>
    </style:style>
    <style:style style:name="P2" style:family="paragraph" style:parent-style-name="Text_20_body">
      <style:paragraph-properties fo:margin-left="0cm" fo:margin-right="0cm" fo:margin-top="0cm" fo:margin-bottom="0cm" style:contextual-spacing="false" fo:text-indent="0cm" style:auto-text-indent="false" fo:padding="0cm" fo:border="none"/>
      <style:text-properties fo:font-style="normal" officeooo:paragraph-rsid="000ab59f" style:font-style-asian="normal" style:font-style-complex="normal"/>
    </style:style>
    <style:style style:name="P3" style:family="paragraph" style:parent-style-name="Standard">
      <style:text-properties fo:font-style="normal" officeooo:paragraph-rsid="000c56c9" style:font-style-asian="normal" style:font-style-complex="normal"/>
    </style:style>
    <style:style style:name="P4" style:family="paragraph" style:parent-style-name="Standard">
      <style:text-properties fo:color="#ffffff" loext:opacity="100%" fo:font-style="normal" fo:font-weight="normal" officeooo:paragraph-rsid="0011d788" style:font-style-asian="normal" style:font-weight-asian="normal" style:font-style-complex="normal" style:font-weight-complex="normal"/>
    </style:style>
    <style:style style:name="P5" style:family="paragraph" style:parent-style-name="Standard">
      <style:text-properties fo:color="#ffffff" loext:opacity="100%" fo:font-style="normal" fo:font-weight="normal" officeooo:rsid="000c56c9" officeooo:paragraph-rsid="0011d788" style:font-style-asian="normal" style:font-weight-asian="normal" style:font-style-complex="normal" style:font-weight-complex="normal"/>
    </style:style>
    <style:style style:name="P6" style:family="paragraph" style:parent-style-name="Standard">
      <style:text-properties fo:color="#ffffff" loext:opacity="100%" fo:font-style="normal" fo:font-weight="bold" officeooo:rsid="000c56c9" officeooo:paragraph-rsid="0011d788" style:font-style-asian="normal" style:font-weight-asian="bold" style:font-style-complex="normal" style:font-weight-complex="bold"/>
    </style:style>
    <style:style style:name="P7" style:family="paragraph" style:parent-style-name="Standard">
      <style:text-properties fo:color="#ffffff" loext:opacity="100%" fo:font-style="normal" officeooo:paragraph-rsid="0011d788" style:font-style-asian="normal" style:font-style-complex="normal"/>
    </style:style>
    <style:style style:name="P8" style:family="paragraph" style:parent-style-name="Standard">
      <style:text-properties fo:color="#ffffff" loext:opacity="100%" fo:font-style="normal" officeooo:rsid="000c56c9" officeooo:paragraph-rsid="0011d788" style:font-style-asian="normal" style:font-style-complex="normal"/>
    </style:style>
    <style:style style:name="P9" style:family="paragraph" style:parent-style-name="Text_20_body">
      <style:paragraph-properties fo:margin-left="0cm" fo:margin-right="0cm" fo:margin-top="0cm" fo:margin-bottom="0cm" style:contextual-spacing="false" fo:text-indent="0cm" style:auto-text-indent="false" fo:padding="0cm" fo:border="none"/>
      <style:text-properties officeooo:paragraph-rsid="000ab59f"/>
    </style:style>
    <style:style style:name="P10" style:family="paragraph" style:parent-style-name="Text_20_body">
      <style:paragraph-properties fo:margin-left="0cm" fo:margin-right="0cm" fo:margin-top="0cm" fo:margin-bottom="0cm" style:contextual-spacing="false" fo:text-indent="0cm" style:auto-text-indent="false" fo:padding="0cm" fo:border="none"/>
      <style:text-properties officeooo:rsid="0011d788" officeooo:paragraph-rsid="0011d788"/>
    </style:style>
    <style:style style:name="P11" style:family="paragraph" style:parent-style-name="Text_20_body">
      <style:paragraph-properties fo:margin-left="0cm" fo:margin-right="0cm" fo:margin-top="0cm" fo:margin-bottom="0cm" style:contextual-spacing="false" fo:text-indent="0cm" style:auto-text-indent="false" fo:padding="0cm" fo:border="none"/>
      <style:text-properties fo:color="#ffffff" loext:opacity="100%" fo:font-style="normal" officeooo:rsid="0011d788" officeooo:paragraph-rsid="0011d788" style:font-style-asian="normal" style:font-style-complex="normal"/>
    </style:style>
    <style:style style:name="T1" style:family="text">
      <style:text-properties officeooo:rsid="00066f5c"/>
    </style:style>
    <style:style style:name="T2" style:family="text">
      <style:text-properties officeooo:rsid="00080c56"/>
    </style:style>
    <style:style style:name="T3" style:family="text">
      <style:text-properties fo:font-weight="bold" style:font-weight-asian="bold" style:font-weight-complex="bold"/>
    </style:style>
    <style:style style:name="T4" style:family="text">
      <style:text-properties fo:font-weight="bold" officeooo:rsid="000c56c9" style:font-weight-asian="bold" style:font-weight-complex="bold"/>
    </style:style>
    <style:style style:name="T5" style:family="text">
      <style:text-properties fo:font-weight="bold" loext:padding="0cm" loext:border="none"/>
    </style:style>
    <style:style style:name="T6" style:family="text">
      <style:text-properties officeooo:rsid="00091daa"/>
    </style:style>
    <style:style style:name="T7" style:family="text">
      <style:text-properties officeooo:rsid="000c56c9"/>
    </style:style>
    <style:style style:name="T8" style:family="text">
      <style:text-properties fo:font-style="normal" fo:font-weight="bold" officeooo:rsid="000c56c9" style:font-style-asian="normal" style:font-weight-asian="bold" style:font-style-complex="normal" style:font-weight-complex="bold"/>
    </style:style>
    <style:style style:name="T9" style:family="text">
      <style:text-properties fo:color="#ffffff" loext:opacity="100%"/>
    </style:style>
    <style:style style:name="T10" style:family="text">
      <style:text-properties fo:color="#ffffff" loext:opacity="100%" fo:font-style="normal" fo:font-weight="bold" officeooo:rsid="000c56c9" style:font-style-asian="normal" style:font-weight-asian="bold" style:font-style-complex="normal" style:font-weight-complex="bold"/>
    </style:style>
    <style:style style:name="T11" style:family="text">
      <style:text-properties officeooo:rsid="0011e14d"/>
    </style:style>
    <style:style style:name="T12" style:family="text">
      <style:text-properties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3">Funding: </text:span>This work was supported by <text:span text:style-name="T1">the </text:span>Spanish Ministry of Science, Innovation and Universities, <text:span text:style-name="T1">p</text:span>roject <text:span text:style-name="T1">c</text:span>odes: FPU19/00028 and PID2023-148482NB-I00, <text:span text:style-name="T1">on autonomy fostering in mental health care, as well as EU COST actions ReMO CA19117 - Researcher Mental Health (ReMO), FOSTREN CA19133 - Fostering and Strengthening Approaches to Reducing Coercion in European Mental Health Services, </text:span><text:span text:style-name="T7">and<text:line-break/><text:line-break/></text:span><text:span text:style-name="T1"> scientific missions aimed at this end. </text:span></text:p>
      <text:p text:style-name="P1"/>
      <text:p text:style-name="P1"><text:span text:style-name="Strong_20_Emphasis">Ethical Approval:</text:span> Research <text:span text:style-name="T1">approved by the </text:span>Ethics Committee on People, Society and the Environment (CEIPSA), <text:span text:style-name="T1">of Universitat Rovira I Virgili, Tarragona, Spain</text:span>, <text:span text:style-name="T1">with indentification</text:span> <text:span text:style-name="T1">codes </text:span>CEIPSA-2024-PRD-0029 and CEIPSA-2022-TDO-0023, <text:span text:style-name="T2">for all work done</text:span>.</text:p>
      <text:p text:style-name="P1"/>
      <text:p text:style-name="P2"><text:bookmark text:name="pendo-text-1bf03763"/><text:bookmark text:name="pendo-text-25eaa2e6"/><text:span text:style-name="Strong_20_Emphasis"><text:span text:style-name="T5">Declaration of generative AI and AI-assisted technologies in the writing process</text:span></text:span></text:p>
      <text:p text:style-name="P9"><text:bookmark text:name="pendo-text-5bc5d70f"/>During the preparation of this work the author used <text:span text:style-name="T6">ChatGPT</text:span> in order to <text:span text:style-name="T6">improve English language styling and spell checking</text:span>. After using this service, the author reviewed and edited the content as needed, and take full responsibility for the content of the publicatio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oft-page-break/>Page intentionally left blank, thanks and apologies, all summer asking for permission to name all.<text:line-break/><text:span text:style-name="T11">Thanks to all revisors, official and not official yet. Time will come, we do as we want, unhin.</text:span><text:line-break/><text:span text:style-name="T9"><text:line-break/></text:span><text:span text:style-name="T10">Thanks to, and apologies:<text:line-break/><text:line-break/></text:span></text:p>
      <text:p text:style-name="P4"><text:span text:style-name="T7">Al Galves, </text:span>Alejandra Gandolfi, Cathy Wield, Chris Munt, Craig Newnes, Dainius Pūras, David Matas, Edel Granda, Hel Spandler, Itxaso, Lidea Losa, Manuel Llorens, Murphy Halliburton, Olaya, Orgullo Loco Madrid, Paola Di Maio, Peter Groot, Peter Lehmann, Petr Winkler, Sarah Smith, Xisca Morell, Yanxi Mou, Yutong Zhang, </text:p>
      <text:p text:style-name="P4"/>
      <text:p text:style-name="P6">MIA Global</text:p>
      <text:p text:style-name="P4"/>
      <text:p text:style-name="P6">SocialMent</text:p>
      <text:p text:style-name="P5">Hernán María Sanpietro</text:p>
      <text:p text:style-name="P7"><text:span text:style-name="T4"/></text:p>
      <text:p text:style-name="P8"><text:span text:style-name="T3">Governments</text:span></text:p>
      <text:p text:style-name="P8"><text:span text:style-name="T3"/></text:p>
      <text:p text:style-name="P8"><text:span text:style-name="T3"/></text:p>
      <text:p text:style-name="P8"><text:span text:style-name="T3">Spanish Inquiry on Schizophrenia </text:span></text:p>
      <text:p text:style-name="P8"><text:span text:style-name="T3"/></text:p>
      <text:p text:style-name="P8"><text:span text:style-name="T3"/></text:p>
      <text:p text:style-name="P8"><text:span text:style-name="T3">Open Dialogue co-authors </text:span><text:span text:style-name="T3"><office:annotation office:name="__Annotation__31055_12930430" loext:resolved="false"><dc:creator>Unknown Author</dc:creator><dc:date>2025-06-29T09:23:12.664529553</dc:date><text:p text:style-name="Comment"><text:span text:style-name="T12">Add note on text about the abusers own actions ruining it, NHS trial also in Spain, and also the Yale open dialogue scholarship</text:span></text:p></office:annotation></text:span><text:span text:style-name="T3">and</text:span><office:annotation-end office:name="__Annotation__31055_12930430"/><text:span text:style-name="T3"> Hopendialogue</text:span></text:p>
      <text:p text:style-name="P8"><text:span text:style-name="T3"/></text:p>
      <text:p text:style-name="P8"><text:span text:style-name="T3">Liverpool</text:span></text:p>
      <text:p text:style-name="P8"><text:span text:style-name="T3"/></text:p>
      <text:p text:style-name="P8"><text:span text:style-name="T3"><office:annotation office:name="__Annotation__31054_12930430" loext:resolved="false"><dc:creator>Unknown Author</dc:creator><dc:date>2025-06-29T09:22:51.688968023</dc:date><text:p text:style-name="Comment"><text:span text:style-name="T12">Add note on text about the abusers own actions ruining it, and COST</text:span>, apologies</text:p></office:annotation></text:span><text:span text:style-name="T3">Routledge</text:span><office:annotation-end office:name="__Annotation__31054_12930430"/></text:p>
      <text:p text:style-name="P8"><text:span text:style-name="T3"/></text:p>
      <text:p text:style-name="P8"><text:span text:style-name="T3">Trieste</text:span></text:p>
      <text:p text:style-name="P8"><text:span text:style-name="T3"/></text:p>
      <text:p text:style-name="P8"><text:span text:style-name="T3"><office:annotation office:name="__Annotation__31056_12930430" loext:resolved="false"><dc:creator>Unknown Author</dc:creator><dc:date>2025-06-29T09:24:26.062311352</dc:date><text:p text:style-name="Comment"><text:span text:style-name="T12">Add note on text about the abusers own actions ruining it,</text:span> apologies</text:p></office:annotation></text:span><text:span text:style-name="T3">Space medicine group</text:span><office:annotation-end office:name="__Annotation__31056_12930430"/></text:p>
      <text:p text:style-name="P8"><text:span text:style-name="T3"/></text:p>
      <text:p text:style-name="P8"><text:span text:style-name="T3">ReMO</text:span></text:p>
      <text:p text:style-name="P8"><text:span text:style-name="T3"/></text:p>
      <text:p text:style-name="P8"><text:span text:style-name="T3">FOSTREN</text:span></text:p>
      <text:p text:style-name="P8"><text:span text:style-name="T3"/></text:p>
      <text:p text:style-name="P7"><text:span text:style-name="T4">BEACON</text:span></text:p>
      <text:p text:style-name="P7"><text:span text:style-name="T4"/></text:p>
      <text:p text:style-name="P7"><text:span text:style-name="T4"/></text:p>
      <text:p text:style-name="P8"><text:span text:style-name="T3">YouthDMH</text:span></text:p>
      <text:p text:style-name="P7"><text:span text:style-name="T4"/></text:p>
      <text:p text:style-name="P11"><text:span text:style-name="T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Comment" style:family="paragraph" style:parent-style-name="Standard" style:class="extra">
      <style:text-properties fo:font-size="10pt" style:font-size-asian="10pt" style:font-size-complex="10pt"/>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5T16:42:55.466343456</meta:creation-date>
    <dc:date>2025-06-29T22:03:38.925769853</dc:date>
    <meta:editing-duration>PT12H28M30S</meta:editing-duration>
    <meta:editing-cycles>7</meta:editing-cycles>
    <meta:generator>LibreOffice/24.2.7.2$Linux_X86_64 LibreOffice_project/420$Build-2</meta:generator>
    <meta:document-statistic meta:table-count="0" meta:image-count="0" meta:object-count="0" meta:page-count="2" meta:paragraph-count="20" meta:word-count="256" meta:character-count="1770" meta:non-whitespace-character-count="1526"/>
  </office:meta>
</office:document-meta>
</file>